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ial1" svg:font-family="arial" style:font-family-generic="swiss"/>
    <style:font-face style:name="arial" svg:font-family="arial" style:font-adornments="Gras" style:font-family-generic="swiss"/>
    <style:font-face style:name="arial2" svg:font-family="arial" style:font-adornments="Normal" style:font-family-generic="swiss"/>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15cm" style:rel-column-width="8289*"/>
    </style:style>
    <style:style style:name="Tableau1.B" style:family="table-column">
      <style:table-column-properties style:column-width="4.949cm" style:rel-column-width="19081*"/>
    </style:style>
    <style:style style:name="Tableau1.D" style:family="table-column">
      <style:table-column-properties style:column-width="4.949cm" style:rel-column-width="19084*"/>
    </style:style>
    <style:style style:name="Tableau1.A1" style:family="table-cell">
      <style:table-cell-properties style:vertical-align="middle" fo:padding="0.097cm" fo:border="none"/>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1"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1" style:family="paragraph" style:parent-style-name="Heading_20_1">
      <style:text-properties style:font-name="arial1"/>
    </style:style>
    <style:style style:name="P12" style:family="paragraph" style:parent-style-name="Text_20_body">
      <style:paragraph-properties fo:line-height="100%" fo:text-align="justify" style:justify-single-word="false"/>
      <style:text-properties style:font-name="arial1" fo:font-size="10pt" fo:language="en" fo:country="US" fo:font-style="normal" style:font-size-asian="10pt" style:font-style-asian="normal" style:font-size-complex="10pt" style:font-style-complex="normal"/>
    </style:style>
    <style:style style:name="P13" style:family="paragraph" style:parent-style-name="Text_20_body">
      <style:paragraph-properties fo:line-height="100%" fo:text-align="justify" style:justify-single-word="false"/>
      <style:text-properties style:font-name="arial1" fo:font-size="10pt" fo:language="en" fo:country="US" style:font-size-asian="10pt" style:font-size-complex="10pt"/>
    </style:style>
    <style:style style:name="P14" style:family="paragraph" style:parent-style-name="Text_20_body">
      <style:paragraph-properties fo:line-height="100%" fo:text-align="justify" style:justify-single-word="false"/>
    </style:style>
    <style:style style:name="P15" style:family="paragraph" style:parent-style-name="Text_20_body">
      <style:paragraph-properties fo:line-height="100%" fo:text-align="center" style:justify-single-word="false"/>
    </style:style>
    <style:style style:name="P16" style:family="paragraph" style:parent-style-name="Text_20_body">
      <style:paragraph-properties fo:text-align="justify" style:justify-single-word="false"/>
    </style:style>
    <style:style style:name="P17" style:family="paragraph" style:parent-style-name="Text_20_body">
      <style:paragraph-properties fo:line-height="100%" fo:text-align="justify" style:justify-single-word="false"/>
      <style:text-properties fo:background-color="transparent"/>
    </style:style>
    <style:style style:name="P1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3" style:family="paragraph" style:parent-style-name="Heading_20_1">
      <style:paragraph-properties fo:line-height="100%" fo:text-align="justify" style:justify-single-word="false" fo:break-before="page"/>
      <style:text-properties style:font-name="arial1"/>
    </style:style>
    <style:style style:name="P24" style:family="paragraph" style:parent-style-name="Heading_20_1">
      <style:paragraph-properties fo:line-height="100%" fo:text-align="justify" style:justify-single-word="false" fo:break-before="page"/>
    </style:style>
    <style:style style:name="P25" style:family="paragraph" style:parent-style-name="Heading_20_2">
      <style:paragraph-properties fo:line-height="100%" fo:text-align="justify" style:justify-single-word="false"/>
      <style:text-properties style:font-name="arial1"/>
    </style:style>
    <style:style style:name="P26" style:family="paragraph" style:parent-style-name="Heading_20_2">
      <style:paragraph-properties fo:line-height="100%" fo:text-align="justify" style:justify-single-word="false"/>
    </style:style>
    <style:style style:name="P27" style:family="paragraph" style:parent-style-name="Heading_20_2">
      <style:paragraph-properties fo:margin-left="0cm" fo:margin-right="0cm" fo:line-height="100%" fo:text-align="justify" style:justify-single-word="false" fo:text-indent="0cm" style:auto-text-indent="false" fo:break-before="page"/>
      <style:text-properties style:font-name="arial1"/>
    </style:style>
    <style:style style:name="P28" style:family="paragraph" style:parent-style-name="Heading_20_3">
      <style:text-properties style:font-name="arial1" fo:font-size="10pt" style:font-size-asian="8.75pt" style:font-size-complex="10pt"/>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Table_20_Contents">
      <style:paragraph-properties fo:text-align="center" style:justify-single-word="false"/>
      <style:text-properties style:font-name="arial1" fo:font-size="10pt" style:font-size-asian="10pt" style:font-size-complex="10pt"/>
    </style:style>
    <style:style style:name="P34"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35" style:family="paragraph">
      <style:paragraph-properties fo:margin-left="0cm" fo:margin-right="0cm" fo:margin-top="0cm" fo:margin-bottom="0cm" fo:line-height="100%" fo:text-align="center" text:enable-numbering="false" fo:text-indent="0cm"/>
    </style:style>
    <style:style style:name="P36"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P3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P3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39" style:family="paragraph">
      <style:paragraph-properties fo:margin-left="0cm" fo:margin-right="0cm" fo:margin-top="0cm" fo:margin-bottom="0cm" fo:line-height="100%" fo:text-align="start" text:enable-numbering="false" fo:text-indent="0cm"/>
    </style:style>
    <style:style style:name="P40"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Nimbus Sans L"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rial1"/>
    </style:style>
    <style:style style:name="T6" style:family="text">
      <style:text-properties style:font-name="arial1" fo:language="en" fo:country="US" fo:font-style="normal" style:font-size-asian="10pt" style:font-style-complex="normal"/>
    </style:style>
    <style:style style:name="T7" style:family="text">
      <style:text-properties style:font-name="arial1" fo:font-size="10pt" fo:language="en" fo:country="US" style:font-size-asian="10pt" style:font-size-complex="10pt"/>
    </style:style>
    <style:style style:name="T8" style:family="text">
      <style:text-properties style:font-name="arial1" fo:font-size="10pt" fo:language="en" fo:country="US" fo:font-style="normal" style:font-size-asian="10pt" style:font-style-asian="normal" style:font-size-complex="10pt" style:font-style-complex="normal"/>
    </style:style>
    <style:style style:name="T9" style:family="text">
      <style:text-properties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T10" style:family="text">
      <style:text-properties style:font-name="arial1" fo:font-size="10pt" fo:language="en" fo:country="US" fo:font-style="italic" style:font-size-asian="10pt" style:font-style-asian="italic" style:font-size-complex="10pt" style:font-style-complex="italic"/>
    </style:style>
    <style:style style:name="T11" style:family="text">
      <style:text-properties style:font-name="arial1" fo:font-size="10pt" fo:language="en" fo:country="US" fo:font-style="italic" fo:font-weight="bold" style:font-size-asian="10pt" style:font-style-asian="italic" style:font-weight-asian="bold" style:font-size-complex="10pt" style:font-style-complex="italic" style:font-weight-complex="bold"/>
    </style:style>
    <style:style style:name="T12" style:family="text">
      <style:text-properties style:font-name="arial1" fo:font-size="10pt" fo:language="en" fo:country="US"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arial1" fo:font-size="10pt" fo:language="en" fo:country="US" fo:font-weight="normal" style:font-size-asian="10pt" style:font-style-asian="normal" style:font-weight-asian="normal" style:font-size-complex="10pt" style:font-weight-complex="normal"/>
    </style:style>
    <style:style style:name="T14"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5"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6" style:family="text">
      <style:text-properties style:font-name="arial1"/>
    </style:style>
    <style:style style:name="T17" style:family="text">
      <style:text-properties style:font-name="arial1" fo:font-size="10pt" style:font-size-asian="10pt" style:font-size-complex="10pt"/>
    </style:style>
    <style:style style:name="T18" style:family="text">
      <style:text-properties style:font-name="arial1" fo:font-size="10pt" fo:font-style="italic" fo:font-weight="bold" style:font-size-asian="8.75pt" style:font-style-asian="italic" style:font-weight-asian="bold" style:font-size-complex="10pt" style:font-style-complex="italic" style:font-weight-complex="bold"/>
    </style:style>
    <style:style style:name="T19" style:family="text">
      <style:text-properties style:font-name="arial1" fo:font-size="10pt" fo:font-style="italic" fo:font-weight="normal" style:font-size-asian="8.75pt" style:font-style-asian="italic" style:font-weight-asian="normal" style:font-size-complex="10pt" style:font-style-complex="italic" style:font-weight-complex="normal"/>
    </style:style>
    <style:style style:name="T20" style:family="text">
      <style:text-properties style:font-name="arial1" fo:font-size="10pt" fo:font-style="normal" style:font-size-asian="10pt" style:font-style-asian="normal" style:font-size-complex="10pt" style:font-style-complex="normal"/>
    </style:style>
    <style:style style:name="T21" style:family="text">
      <style:text-properties style:font-name="arial1" fo:font-size="10pt" fo:background-color="#ffff00" style:font-size-asian="10pt" style:font-size-complex="10pt"/>
    </style:style>
    <style:style style:name="T22" style:family="text">
      <style:text-properties style:font-name="arial1" fo:font-size="10pt" fo:language="en" fo:country="US" fo:font-style="italic" fo:font-weight="bold" style:font-size-asian="8.75pt" style:font-style-asian="italic" style:font-weight-asian="bold" style:font-size-complex="10pt" style:font-style-complex="italic" style:font-weight-complex="bold"/>
    </style:style>
    <style:style style:name="T23" style:family="text">
      <style:text-properties style:font-name="arial1" fo:font-size="10pt" fo:language="en" fo:country="US" fo:font-style="italic" fo:font-weight="normal" style:font-size-asian="8.75pt" style:font-style-asian="italic" style:font-weight-asian="normal" style:font-size-complex="10pt" style:font-style-complex="italic" style:font-weight-complex="normal"/>
    </style:style>
    <style:style style:name="T24" style:family="text">
      <style:text-properties style:font-name="arial1" fo:font-size="10pt" fo:language="en" fo:country="US" fo:font-style="normal" fo:font-weight="normal" style:font-size-asian="8.75pt" style:font-style-asian="normal" style:font-weight-asian="normal" style:font-size-complex="10pt" style:font-style-complex="normal" style:font-weight-complex="normal"/>
    </style:style>
    <style:style style:name="T25" style:family="text">
      <style:text-properties fo:background-color="transparent"/>
    </style:style>
    <style:style style:name="T26" style:family="text">
      <style:text-properties fo:color="#ffffff"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27" style:family="text">
      <style:text-properties style:use-window-font-color="true"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28" style:family="text">
      <style:text-properties style:use-window-font-color="true" style:text-outline="false" style:text-line-through-style="none" style:font-name="Nimbus Sans L"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9"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55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0.55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9"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0.41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e6e6e6"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none"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27"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418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none"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666666" draw:marker-start="" draw:marker-start-width="0.3cm" draw:marker-start-center="false" draw:marker-end="" draw:marker-end-width="0.3cm" draw:marker-end-center="false" draw:fill="solid" draw:fill-color="#6666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5"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36"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fo:min-height="0.418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14"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8"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43"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ffffff" fo:min-height="0.418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none"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666666"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svg:stroke-width="0cm" svg:stroke-color="#000000" draw:marker-start="" draw:marker-start-width="0.3cm" draw:marker-start-center="false" draw:marker-end="" draw:marker-end-width="0.3cm" draw:marker-end-center="false" draw:fill="none"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1" style:family="graphic">
      <style:graphic-properties draw:stroke="dash" draw:stroke-dash="Dash_20_9" svg:stroke-width="0cm" svg:stroke-color="#000000" draw:marker-start="Extrémité_20_de_20_ligne_20_1"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dash" draw:stroke-dash="Dash_20_10"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dash" draw:stroke-dash="Dash_20_11"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dash" draw:stroke-dash="Dash_20_12"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dash" draw:stroke-dash="Dash_20_13"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Technical Project 2008</text:p>
      <text:p text:style-name="P8">__________</text:p>
      <text:p text:style-name="P8"/>
      <text:p text:style-name="P10">Virtualization for autonomous administration of servers</text:p>
      <text:p text:style-name="P8"/>
      <text:p text:style-name="P8">Presentation of Technical Project</text:p>
      <text:p text:style-name="P9"/>
      <text:p text:style-name="P9"/>
      <text:p text:style-name="P4"><text:a xlink:type="simple" xlink:href="mailto:jlouisy@etu.enseeiht.fr"><text:span text:style-name="T2">Client supervisor</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lient co-supervisor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Industrial Supervisor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Team Leader</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Students </text:span></text:a><text:a xlink:type="simple" xlink:href="mailto:jlouisy@etu.enseeiht.fr"><text:span text:style-name="T1">: </text:span></text:a></text:p>
      <text:list text:style-name="L1">
        <text:list-item>
          <text:p text:style-name="P18"><text:a xlink:type="simple" xlink:href="mailto:jlouisy@etu.enseeiht.fr"><text:span text:style-name="T1">Julien Louisy</text:span></text:a></text:p>
        </text:list-item>
        <text:list-item>
          <text:p text:style-name="P18"><text:a xlink:type="simple" xlink:href="mailto:jlouisy@etu.enseeiht.fr"><text:span text:style-name="T1">Julien Clariond</text:span></text:a></text:p>
        </text:list-item>
        <text:list-item>
          <text:p text:style-name="P18"><text:a xlink:type="simple" xlink:href="mailto:jlouisy@etu.enseeiht.fr"><text:span text:style-name="T1">Hery Randriamanamihaga</text:span></text:a></text:p>
        </text:list-item>
        <text:list-item>
          <text:p text:style-name="P18"><text:a xlink:type="simple" xlink:href="mailto:jlouisy@etu.enseeiht.fr"><text:span text:style-name="T1">Ezequiel Geremia</text:span></text:a></text:p>
        </text:list-item>
        <text:list-item>
          <text:p text:style-name="P18"><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2">Sommaire</text:p>
          </text:index-title>
          <text:p text:style-name="P31">1 - Abstract<text:tab/>3</text:p>
          <text:p text:style-name="P31">2 - Xen AttiTune project description<text:tab/>4</text:p>
          <text:p text:style-name="P30">2.1 - Objectives<text:tab/>4</text:p>
          <text:p text:style-name="P30">2.2 - Requirements<text:tab/>5</text:p>
          <text:p text:style-name="P30">2.3 - Project architecture<text:tab/>5</text:p>
          <text:p text:style-name="P29">2.3.1 - Platform virtualization design pattern<text:tab/>5</text:p>
          <text:p text:style-name="P29">2.3.2 - Xen related architecture<text:tab/>5</text:p>
          <text:p text:style-name="P29">2.3.3 - Xen domain migration<text:tab/>6</text:p>
          <text:p text:style-name="P29">2.3.4 - File system distribution<text:tab/>7</text:p>
          <text:p text:style-name="P29">2.3.5 - Server administration with Tune<text:tab/>8</text:p>
          <text:p text:style-name="P31">3 - Role distribution<text:tab/>9</text:p>
          <text:p text:style-name="P31">4 - Bibliography<text:tab/>10</text:p>
        </text:index-body>
      </text:table-of-content>
      <text:h text:style-name="P11" text:outline-level="1" text:is-list-header="true"/>
      <text:h text:style-name="P23" text:outline-level="1">Abstract</text:h>
      <text:h text:style-name="P23" text:outline-level="1">Xen AttiTune project description</text:h>
      <text:h text:style-name="P26" text:outline-level="2">Objectives</text:h>
      <text:p text:style-name="P13"><text:tab/>Consider a company which owns a cluster of computers, <text:span text:style-name="T3">i. e</text:span>. many network connected computers which are able to work together. This company rents these computers to customers who need to process large amount of information. Each computer is able to host one single server which processes the client's data flow. One obvious strategy to maximize profits consists of renting all the computers.</text:p>
      <text:p text:style-name="P13"><text:tab/>However, several studies revealed that most regular customers do not use computers efficiently, <text:span text:style-name="T3">i. e.</text:span> the processor remains inactive for long-term periods because the hosted server does not process anything. These periods seem to be a very severe loss for the company. Indeed, the inactive machines could have been rent to other customers.</text:p>
      <text:p text:style-name="P13"><text:tab/>The Xen AttiTune project aims to build an architecture which minimizes the number of inactive computers. This architecture will enable to host active servers on inactive computers. So computers should be able to host two servers : one active server and one inactive server. As a consequence, considering that <text:s/>the company owns <text:span text:style-name="T3">n</text:span> computers, if it rents <text:span text:style-name="T3">n</text:span> places for clients' servers among whom <text:span text:style-name="T3">m</text:span><text:span text:style-name="T4"> are shown to be inactive,</text:span> then <text:span text:style-name="T3">m</text:span><text:span text:style-name="T4"> more places can be rented. The total number of rented places equals </text:span><text:span text:style-name="T3">n+m</text:span><text:span text:style-name="T4">. This kind of argument leads to conceive optimized strategies, </text:span><text:span text:style-name="T3">e. g.</text:span><text:span text:style-name="T4"> overbooking the cluster of computers ensures that all computers are used efficiently.</text:span></text:p>
      <text:p text:style-name="P12"><text:tab/>However, if two active servers are running on the same computer, the customer may complain about the lack of performance on his servers. Indeed, one single machine cannot support two servers without slowing down the data processing on both servers. <text:s/>Therefore the company which rents the cluster of computers should ensure that it will always be possible to pool active servers with inactive servers. The Xen AttiTune project will enable to implement such cluster management policies. Figure 2.1.1 sums up further similar policies.</text:p>
      <text:p text:style-name="P12"/>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33"/>
          </table:table-cell>
          <table:table-cell table:style-name="Tableau1.B1" office:value-type="string">
            <text:p text:style-name="P34">Policy 1</text:p>
          </table:table-cell>
          <table:table-cell table:style-name="Tableau1.B1" office:value-type="string">
            <text:p text:style-name="P34">Policy 2</text:p>
          </table:table-cell>
          <table:table-cell table:style-name="Tableau1.D1" office:value-type="string">
            <text:p text:style-name="P34">Policy 3</text:p>
          </table:table-cell>
        </table:table-row>
        <table:table-row>
          <table:table-cell table:style-name="Tableau1.D1" office:value-type="string">
            <text:p text:style-name="P34">Context</text:p>
          </table:table-cell>
          <table:table-cell table:style-name="Tableau1.B2" office:value-type="string">
            <text:p text:style-name="P33">pay to use computers</text:p>
          </table:table-cell>
          <table:table-cell table:style-name="Tableau1.B2" office:value-type="string">
            <text:p text:style-name="P33">high electrical consumption</text:p>
          </table:table-cell>
          <table:table-cell table:style-name="Tableau1.D2" office:value-type="string">
            <text:p text:style-name="P33">highly distributed clusters</text:p>
          </table:table-cell>
        </table:table-row>
        <table:table-row>
          <table:table-cell table:style-name="Tableau1.D2" office:value-type="string">
            <text:p text:style-name="P34">Metric</text:p>
          </table:table-cell>
          <table:table-cell table:style-name="Tableau1.B2" office:value-type="string">
            <text:p text:style-name="P33">server reservation price</text:p>
          </table:table-cell>
          <table:table-cell table:style-name="Tableau1.B2" office:value-type="string">
            <text:p text:style-name="P33">per computer electrical consumption</text:p>
          </table:table-cell>
          <table:table-cell table:style-name="Tableau1.D2" office:value-type="string">
            <text:p text:style-name="P33">network load and distance between computers</text:p>
          </table:table-cell>
        </table:table-row>
        <table:table-row>
          <table:table-cell table:style-name="Tableau1.D2" office:value-type="string">
            <text:p text:style-name="P34">Goal</text:p>
          </table:table-cell>
          <table:table-cell table:style-name="Tableau1.B2" office:value-type="string">
            <text:p text:style-name="P33">minimize costs</text:p>
            <text:p text:style-name="P33">=</text:p>
            <text:p text:style-name="P33">bring together inactive servers</text:p>
          </table:table-cell>
          <table:table-cell table:style-name="Tableau1.B2" office:value-type="string">
            <text:p text:style-name="P33">minimize electrical consumption</text:p>
            <text:p text:style-name="P33">=</text:p>
            <text:p text:style-name="P33">shut down inactive computers</text:p>
          </table:table-cell>
          <table:table-cell table:style-name="Tableau1.D2" office:value-type="string">
            <text:p text:style-name="P33">minimize communication time</text:p>
            <text:p text:style-name="P33">=</text:p>
            <text:p text:style-name="P33">pool communicating servers in a local network</text:p>
          </table:table-cell>
        </table:table-row>
      </table:table>
      <text:p text:style-name="Text_20_body"><text:span text:style-name="T14">Figure 2.1.1. Administration policies depending on the context.</text:span><text:span text:style-name="T15"> Each policy applies to a specific context, observed according to a certain metric, and achieves a goal. From customers' point of view, the first policy leads to minimize the cost of computer hire. The second one minimizes costs due to electrical consumption by saving energy. The third one speeds up communications between distant servers by pooling them into a local network.</text:span></text:p>
      <text:h text:style-name="P27" text:outline-level="2">Requirements</text:h>
      <text:p text:style-name="P13"><text:tab/>Implementing the management policies presented above requires resolution of two functional issues. On the one hand, the final architecture should provide multiple server hosting on one single computer. On the other hand, such an architecture should implement an autonomous server administration.</text:p>
      <text:p text:style-name="P13"><text:tab/>In order to achieve multiple server hosting on one single computer, each computer should be able to host several operating systems. Yet each operating system needs the complete physical environment provided by a computer, <text:span text:style-name="T4">including resources like </text:span>processors, memory, hard <text:span text:style-name="T4">drives and network interfaces. To overcome this problem, each operating system should be given virtual resources. Each physical resource should be shared out among many virtual ones.</text:span></text:p>
      <text:p text:style-name="P12"><text:tab/>In order to implement an autonomous server administration, the final architecture should allow to <text:s/>move a server from one computer to another within the cluster. This kind of move is called migration. Migrating the operating system hosting a server is not an obvious operation. Indeed, the execution of the server should resume transparently. So, the execution context , including the memory context, should be the same before and after a migration. <text:span text:style-name="T25">As the memory context is managed by the operating system, the operating system and the server running on it should be migrated together.</text:span></text:p>
      <text:p text:style-name="P12"><text:tab/>Once operating system migration is shown to be context conservative, the associated file system distribution remains necessary. Indeed, data stored on hard drives cannot be migrated with its operating system because it would needlessly increase the network load. In fact, all file systems should be pooled on a data server and accessed through the network.</text:p>
      <text:h text:style-name="P25" text:outline-level="2">Project architecture</text:h>
      <text:p text:style-name="P13"><text:tab/>The following analysis discusses functional and conceptual means in order to satisfy the requirements presented above. The first section presents the virtualization design pattern. The second and the third section explains how the Xen tool satisfies resource sharing and migration functionalities. The fourth section explains how to use the NFS (Network File System) protocol to share file systems. Finally, the fourth section explains how to perform autonomous server policies with the Tune administrator.</text:p>
      <text:h text:style-name="P28" text:outline-level="3">Platform virtualization design pattern</text:h>
      <text:p text:style-name="P17"><text:span text:style-name="T7"><text:tab/>Sharing physical resources among several operating systems is a software design problem which can be resolved by the virtualization design pattern. </text:span><text:span text:style-name="T17">Virtualization provides an interface to allow several applications to share the same hardware.</text:span></text:p>
      <text:p text:style-name="P14"><text:span text:style-name="T17"><text:tab/>Platform virtualization is performed on a given hardware by a </text:span><text:span text:style-name="T20">host</text:span><text:span text:style-name="T17"> software operating system, which creates a simulated computer environment, called virtual machine, for its</text:span><text:span text:style-name="T20"> guest operating system</text:span><text:span text:style-name="T17">. The guest operating system runs just as if it were installed on a stand-alone hardware platform. Such virtual machines are generally simulated on a single physical machine and their number is limited only by the host’s hardware resources.</text:span></text:p>
      <text:h text:style-name="Heading_20_3" text:outline-level="3"><text:span text:style-name="T5">Xen related architecture</text:span></text:h>
      <text:p text:style-name="P14"><text:span text:style-name="T17"><text:tab/>The Xen AttiTune Project is based on a paravirtualization tool called Xen. Xen based virtual machine does not need to simulate hardware. Instead, the guest operating system is modified to be able to use a special API (Application Programming Interface). That is why Xen is the fastest and most secure virtualization software available today, enabling every server to support multiple virtual servers each with </text:span><text:soft-page-break/><text:span text:style-name="T17">resource guarantees.</text:span></text:p>
      <text:p text:style-name="P14"><text:span text:style-name="T17"><text:tab/>With Xen virtualization, a thin software layer called hypervisor is inserted between the server’s hardware and the operating system. This provides an abstraction layer that allows each physical server to run one or more virtual servers, </text:span><text:span text:style-name="T21">effectively</text:span><text:span text:style-name="T17"> decoupling the operating system and its applications from the underlying physical server. A Xen domain contains an operating system and its execution context but does not contain the associated file system. Xen offers interfaces to manipulate two kind of domains : host operating systems, called dom0 domains, and virtual, or guest, operating systems called domU domains. </text:span><text:span text:style-name="T8">Figure 2.3.1 illustrates the abstraction of physical resources.</text:span></text:p>
      <text:p text:style-name="P14"><text:span text:style-name="T8"/></text:p>
      <text:p text:style-name="P15"><text:tab/><text:tab/><draw:g text:anchor-type="as-char" draw:z-index="1" draw:style-name="gr1"><draw:custom-shape draw:style-name="gr2" draw:text-style-name="P36" svg:width="7.46cm" svg:height="1.001cm" svg:x="0cm" svg:y="8.601cm"><text:p text:style-name="P35"><text:span text:style-name="T26">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37" svg:width="6.926cm" svg:height="1.001cm" svg:x="0.199cm" svg:y="7.2cm"><text:p text:style-name="P35"><text:span text:style-name="T27">Xen hypervis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37" svg:width="6.926cm" svg:height="1.001cm" svg:x="0.199cm" svg:y="6.001cm"><text:p text:style-name="P35"><text:span text:style-name="T27">Linux kern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38" svg:width="7.413cm" svg:height="2.659cm" svg:x="0.012cm" svg:y="5.741cm"><text:p/><draw:enhanced-geometry svg:viewBox="0 0 21600 21600"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40" svg:width="4.7cm" svg:height="1.311cm" svg:x="7.512cm" svg:y="6.8cm"><draw:text-box><text:p text:style-name="P39"><text:span text:style-name="T28">dom0 :</text:span></text:p><text:p text:style-name="P39"><text:span text:style-name="T28">host operating system</text:span></text:p></draw:text-box></draw:frame></draw:g><draw:g draw:style-name="gr3"><draw:custom-shape draw:style-name="gr8" draw:text-style-name="P38" svg:width="7.413cm" svg:height="5.501cm" svg:x="0.012cm" svg:y="0cm"><text:p/><draw:enhanced-geometry svg:viewBox="0 0 21600 21600"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9" draw:text-style-name="P37" svg:width="0.973cm" svg:height="5.107cm" svg:x="0.199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37" svg:width="4.502cm" svg:height="0.802cm" draw:transform="rotate (1.5707963267946) translate (0.310444444444444cm 5.00031944444444cm)"><draw:text-box><text:p text:style-name="P35"><text:span text:style-name="T27">Xen based Linux kernel</text:span></text:p></draw:text-box></draw:frame></draw:g><draw:g draw:style-name="gr3"><draw:custom-shape draw:style-name="gr11" draw:text-style-name="P37" svg:width="0.973cm" svg:height="5.107cm" svg:x="1.401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37" svg:width="4.502cm" svg:height="0.802cm" draw:transform="rotate (1.571145392645) translate (1.51165277777778cm 5.00031944444444cm)"><draw:text-box><text:p text:style-name="P35"><text:span text:style-name="T27">Xen based Linux kernel</text:span></text:p></draw:text-box></draw:frame></draw:g><draw:g draw:style-name="gr3"><draw:custom-shape draw:style-name="gr13" draw:text-style-name="P37" svg:width="0.973cm" svg:height="5.107cm" svg:x="6.301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 draw:text-style-name="P37" svg:width="4.502cm" svg:height="0.802cm" draw:transform="rotate (1.571145392645) translate (6.41173611111111cm 5.00031944444444cm)"><draw:text-box><text:p text:style-name="P35"><text:span text:style-name="T27">Xen based Linux kernel</text:span></text:p></draw:text-box></draw:frame></draw:g><draw:line draw:style-name="gr15" draw:text-style-name="P38" svg:x1="3.212cm" svg:y1="3cm" svg:x2="5.712cm" svg:y2="3cm"><text:p/></draw:line><draw:frame draw:style-name="gr16" draw:text-style-name="P40" svg:width="4.7cm" svg:height="1.311cm" svg:x="7.512cm" svg:y="2.499cm"><draw:text-box><text:p text:style-name="P39"><text:span text:style-name="T28">domUs :</text:span></text:p><text:p text:style-name="P39"><text:span text:style-name="T28">virtual operating systems</text:span></text:p></draw:text-box></draw:frame></draw:g></draw:g></text:p>
      <text:p text:style-name="P14"><text:span text:style-name="T18">Figure 2.3.2.1. Hardware sharing through software abstraction.</text:span><text:span text:style-name="T19"> The host operating system, called domain dom0, contains a Xen hypervisor to run one or more virtual operating systems, called domain domU. The hardware layer stands for the physical environment running the dom0 layer. It includes processor, memory and web interfaces. If a physical server implements the hardware layer, then the dom0 layer is a host operating system supporting the domU layer, which pools server applications.</text:span></text:p>
      <text:h text:style-name="Heading_20_3" text:outline-level="3">Xen domain migration</text:h>
      <text:p text:style-name="P14"><text:tab/>Migration is used to transfer a domU domain between dom0 hosts, <text:span text:style-name="T10">i. e</text:span><text:span text:style-name="T7">.</text:span><text:span text:style-name="T3"> </text:span><text:span text:style-name="T4">virtual machines between physical hosts</text:span>. There are two varieties : regular and live migration. The former moves a virtual machine from one host to another by pausing it, copying its memory contents, and then resuming it on the destination. The latter performs the same logical functionality but without needing to pause the domain for the duration. In general when performing live migration the domain continues its usual activities and, from the user's perspective, the migration should be imperceptible. Moreover TCP (Transmission Control Protocol) connections of migrated domains are not broken off. <text:span text:style-name="T8">Figure 2.3.2 presents the migration of a server from one computer to another.</text:span></text:p>
      <text:p text:style-name="P14"><text:span text:style-name="T8"/></text:p>
      <text:p text:style-name="P14"><text:soft-page-break/><text:span text:style-name="T8"/></text:p>
      <text:p text:style-name="P15"><text:span text:style-name="T6"><draw:g text:anchor-type="as-char" draw:z-index="2" draw:style-name="gr1"><draw:custom-shape draw:style-name="gr17" draw:text-style-name="P36" svg:width="3.712cm" svg:height="1.001cm" svg:x="0cm" svg:y="6.9cm"><text:p text:style-name="P35"><text:span text:style-name="T26">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38" svg:width="3.7cm" svg:height="5.502cm" svg:x="0.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19" draw:text-style-name="P37" svg:width="0.973cm" svg:height="5.107cm" svg:x="0.1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37" svg:width="4.502cm" svg:height="0.782cm" draw:transform="rotate (1.5707963267946) translate (0.310444444444444cm 5.00051388888889cm)"><draw:text-box><text:p text:style-name="P35"><text:span text:style-name="T27">domU_1.1</text:span></text:p></draw:text-box></draw:frame></draw:g><draw:g draw:style-name="gr3"><draw:custom-shape draw:style-name="gr21" draw:text-style-name="P37" svg:width="0.974cm" svg:height="5.107cm" svg:x="1.4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2" draw:text-style-name="P37" svg:width="4.502cm" svg:height="0.782cm" draw:transform="rotate (1.571145392645) translate (1.51165277777778cm 5.00051388888889cm)"><draw:text-box><text:p text:style-name="P35"><text:span text:style-name="T27">domU_1.2</text:span></text:p></draw:text-box></draw:frame></draw:g><draw:g draw:style-name="gr3"><draw:custom-shape draw:style-name="gr23" draw:text-style-name="P37" svg:width="0.974cm" svg:height="5.107cm" svg:x="2.6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style-name="gr24" draw:text-style-name="P37" svg:width="3.712cm" svg:height="1.001cm" svg:x="0cm" svg:y="5.699cm"><text:p text:style-name="P35"><text:span text:style-name="T27">dom0_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36" svg:width="3.714cm" svg:height="1.001cm" svg:x="7.601cm" svg:y="6.9cm"><text:p text:style-name="P35"><text:span text:style-name="T26">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6" draw:text-style-name="P38" svg:width="3.701cm" svg:height="5.502cm" svg:x="7.611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27" draw:text-style-name="P37" svg:width="0.973cm" svg:height="5.107cm" svg:x="8.9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8" draw:text-style-name="P37" svg:width="4.502cm" svg:height="0.782cm" draw:transform="rotate (1.5707963267946) translate (9.11048611111111cm 5.00051388888889cm)"><draw:text-box><text:p text:style-name="P35"><text:span text:style-name="T27">domU_1.3</text:span></text:p></draw:text-box></draw:frame></draw:g><draw:g draw:style-name="gr3"><draw:custom-shape draw:style-name="gr29" draw:text-style-name="P37" svg:width="0.974cm" svg:height="5.107cm" svg:x="10.2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0" draw:text-style-name="P37" svg:width="4.502cm" svg:height="0.782cm" draw:transform="rotate (1.571145392645) translate (10.3116944444444cm 5.00051388888889cm)"><draw:text-box><text:p text:style-name="P35"><text:span text:style-name="T27">domU_2.1</text:span></text:p></draw:text-box></draw:frame></draw:g><draw:custom-shape draw:style-name="gr31" draw:text-style-name="P37" svg:width="3.714cm" svg:height="1.001cm" svg:x="7.601cm" svg:y="5.699cm"><text:p text:style-name="P35"><text:span text:style-name="T27">dom0_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2" draw:text-style-name="P37" svg:width="5.501cm" svg:height="0.5cm" svg:x="3.411cm" svg:y="4.3cm"><text:p text:style-name="P35"><text:span text:style-name="T27">Migration</text:span></text:p><text:p text:style-name="P35"><text:span text:style-name="T27"/></text:p><text:p text:style-name="P35"><text:span text:style-name="T27"/></text:p><draw:enhanced-geometry svg:viewBox="0 0 21600 21600" draw:text-areas="0 ?f0 ?f5 ?f2" draw:type="right-arrow" draw:modifiers="20088.2015731236 7544.9101796407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3" draw:text-style-name="P37" svg:width="3.89cm" svg:height="0.502cm" svg:x="3.711cm" svg:y="7.158cm"><text:p text:style-name="P35"><text:span text:style-name="T27"/></text:p><text:p text:style-name="P35"><text:span text:style-name="T27"/></text:p><text:p text:style-name="P35"><text:span text:style-name="T27">Network</text:span></text:p><draw:enhanced-geometry svg:viewBox="0 0 21600 21600" draw:text-areas="?f5 ?f1 ?f6 ?f3" draw:type="left-right-arrow" draw:modifiers="2765.2442159383 5044.31137724551"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span></text:p>
      <text:p text:style-name="P14"><text:span text:style-name="T22">Figure 2.3.3.1. Migration of virtual domains between physical machines.</text:span><text:span text:style-name="T23"> Initially, the first physical machine running dom0_1 hosts three virtual machines or domU, and the second one, running dom0_2, hosts only one virtual machine calles domU_2.1. The two hosts dom0_1 and dom0_2 are network connected. After the migration of <text:s/>domU_1.3, dom0_1 and dom0_2 host both two domU.</text:span></text:p>
      <text:h text:style-name="Heading_20_3" text:outline-level="3">File system distribution</text:h>
      <text:p text:style-name="P14"><text:tab/><text:span text:style-name="T24">Xen does not allow to migrate file systems. However the migrated domUs need to keep a reference to their file system to execute stored programs or to save data. Every domU can access its file system located on a distant NFS server. Therefore, the migration will appear transparent to the user because the execution context of the migrated domU remains exactly the same. </text:span><text:span text:style-name="T8">Figure 2.3.3 shows how file systems should be distributed among the network.</text:span></text:p>
      <text:p text:style-name="P14"><text:span text:style-name="T9"/></text:p>
      <text:p text:style-name="P15"><text:span text:style-name="T13"><draw:g text:anchor-type="as-char" draw:z-index="3" draw:style-name="gr1"><draw:custom-shape draw:style-name="gr34" draw:text-style-name="P36" svg:width="3.712cm" svg:height="1.001cm" svg:x="0cm" svg:y="6.9cm"><text:p text:style-name="P35"><text:span text:style-name="T26">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38" svg:width="3.7cm" svg:height="5.502cm" svg:x="0.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 draw:id="id4"><draw:custom-shape draw:style-name="gr36" draw:text-style-name="P37" svg:width="0.973cm" svg:height="5.107cm" svg:x="0.1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7" draw:text-style-name="P37" svg:width="4.502cm" svg:height="0.782cm" draw:transform="rotate (1.5707963267946) translate (0.310444444444444cm 5.00051388888889cm)"><draw:text-box><text:p text:style-name="P35"><text:span text:style-name="T27">domU_1.1</text:span></text:p></draw:text-box></draw:frame></draw:g><draw:g draw:style-name="gr3" draw:id="id3"><draw:custom-shape draw:style-name="gr38" draw:text-style-name="P37" svg:width="0.974cm" svg:height="5.107cm" svg:x="1.4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9" draw:text-style-name="P37" svg:width="4.502cm" svg:height="0.782cm" draw:transform="rotate (1.571145392645) translate (1.51165277777778cm 5.00051388888889cm)"><draw:text-box><text:p text:style-name="P35"><text:span text:style-name="T27">domU_1.2</text:span></text:p></draw:text-box></draw:frame></draw:g><draw:custom-shape draw:style-name="gr40" draw:text-style-name="P37" svg:width="3.712cm" svg:height="1.001cm" svg:x="0cm" svg:y="5.699cm"><text:p text:style-name="P35"><text:span text:style-name="T27">dom0_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36" svg:width="3.712cm" svg:height="1.001cm" svg:x="9.001cm" svg:y="6.9cm"><text:p text:style-name="P35"><text:span text:style-name="T26">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2" draw:text-style-name="P38" svg:width="3.701cm" svg:height="5.502cm" svg:x="9.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 draw:id="id5"><draw:custom-shape draw:style-name="gr43" draw:text-style-name="P37" svg:width="0.974cm" svg:height="5.107cm" svg:x="2.598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4" draw:text-style-name="P37" svg:width="4.502cm" svg:height="0.782cm" draw:transform="rotate (1.5707963267946) translate (2.70933333333333cm 5.00051388888889cm)"><draw:text-box><text:p text:style-name="P35"><text:span text:style-name="T27">domU_1.3</text:span></text:p></draw:text-box></draw:frame></draw:g><draw:g draw:style-name="gr3" draw:id="id6"><draw:custom-shape draw:style-name="gr45" draw:text-style-name="P37" svg:width="0.974cm" svg:height="5.107cm" svg:x="11.6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6" draw:text-style-name="P37" svg:width="4.502cm" svg:height="0.782cm" draw:transform="rotate (1.571145392645) translate (11.7122222222222cm 5.00051388888889cm)"><draw:text-box><text:p text:style-name="P35"><text:span text:style-name="T27">domU_2.1</text:span></text:p></draw:text-box></draw:frame></draw:g><draw:custom-shape draw:style-name="gr47" draw:text-style-name="P37" svg:width="3.712cm" svg:height="1.001cm" svg:x="9.001cm" svg:y="5.699cm"><text:p text:style-name="P35"><text:span text:style-name="T27">dom0_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8" draw:text-style-name="P37" draw:id="id2" svg:width="5.291cm" svg:height="0.5cm" svg:x="3.711cm" svg:y="7.223cm"><text:p text:style-name="P35"><text:span text:style-name="T27"/></text:p><text:p text:style-name="P35"><text:span text:style-name="T27"/></text:p><text:p text:style-name="P35"><text:span text:style-name="T27">Network</text:span></text:p><draw:enhanced-geometry svg:viewBox="0 0 21600 21600" draw:text-areas="?f5 ?f1 ?f6 ?f3" draw:type="left-right-arrow" draw:modifiers="2205.16605166052 6811.9760479041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49" draw:text-style-name="P36" svg:width="3.716cm" svg:height="1.003cm" svg:x="4.5cm" svg:y="4.664cm"><text:p text:style-name="P35"><text:span text:style-name="T26">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0" draw:text-style-name="P37" draw:id="id1" svg:width="3.716cm" svg:height="1.001cm" svg:x="4.5cm" svg:y="3.463cm"><text:p text:style-name="P35"><text:span text:style-name="T27">NFS 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1" draw:text-style-name="P37" draw:type="line" svg:x1="6.357cm" svg:y1="4.463cm" svg:x2="6.355cm" svg:y2="7.223cm" draw:start-shape="id1" draw:start-glue-point="2" draw:end-shape="id2" draw:end-glue-point="0"><text:p text:style-name="P35"><text:span text:style-name="T27"/></text:p><text:p text:style-name="P35"><text:span text:style-name="T27"><text:tab/></text:span><text:span text:style-name="T27">NFS</text:span></text:p><text:p text:style-name="P35"><text:span text:style-name="T27"><text:tab/></text:span><text:span text:style-name="T27"> <text:s text:c="4"/></text:span><text:span text:style-name="T27">protocol</text:span></text:p><text:p text:style-name="P35"><text:span text:style-name="T27"/></text:p></draw:connector><draw:connector draw:style-name="gr52" draw:text-style-name="P38" draw:line-skew="1.427cm" svg:x1="6.355cm" svg:y1="7.419cm" svg:x2="1.887cm" svg:y2="5.306cm" draw:start-shape="id2" draw:start-glue-point="0" draw:end-shape="id3"><text:p/></draw:connector><draw:connector draw:style-name="gr53" draw:text-style-name="P38" draw:line-skew="1.427cm" svg:x1="6.355cm" svg:y1="7.419cm" svg:x2="0.684cm" svg:y2="5.306cm" draw:start-shape="id2" draw:start-glue-point="0" draw:end-shape="id4" draw:end-glue-point="2"><text:p/></draw:connector><draw:connector draw:style-name="gr54" draw:text-style-name="P38" draw:line-skew="1.427cm" svg:x1="6.355cm" svg:y1="7.419cm" svg:x2="3.085cm" svg:y2="5.306cm" draw:start-shape="id2" draw:start-glue-point="0" draw:end-shape="id5" draw:end-glue-point="2"><text:p/></draw:connector><draw:connector draw:style-name="gr55" draw:text-style-name="P38" draw:line-skew="1.427cm" svg:x1="6.355cm" svg:y1="7.419cm" svg:x2="12.088cm" svg:y2="5.306cm" draw:start-shape="id2" draw:start-glue-point="0" draw:end-shape="id6" draw:end-glue-point="2"><text:p/></draw:connector></draw:g></text:span></text:p>
      <text:p text:style-name="P14"><text:span text:style-name="T11"/></text:p>
      <text:p text:style-name="P14"><text:soft-page-break/><text:span text:style-name="T11">Figure 2.3.4.1. NFS server as file system distributor.</text:span><text:span text:style-name="T12"> Every domU accesses the NFS server through the network in order to recover its file system after migration.</text:span></text:p>
      <text:h text:style-name="Heading_20_3" text:outline-level="3"><text:span text:style-name="T7">Server administration with Tune</text:span></text:h>
      <text:p text:style-name="P16"><text:span text:style-name="T7"><text:tab/>TODO or not</text:span></text:p>
      <text:h text:style-name="P24" text:outline-level="1"><text:span text:style-name="T5">Role distribution</text:span></text:h>
      <text:h text:style-name="P24" text:outline-level="1">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ial1" svg:font-family="arial" style:font-family-generic="swiss"/>
    <style:font-face style:name="arial" svg:font-family="arial" style:font-adornments="Gras" style:font-family-generic="swiss"/>
    <style:font-face style:name="arial2" svg:font-family="arial" style:font-adornments="Normal" style:font-family-generic="swiss"/>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_20_1" draw:display-name="Dash 1" draw:style="rect" draw:dots1="1" draw:dots1-length="0.016cm" draw:dots2="1" draw:dots2-length="0.016cm" draw:distance="0.016cm"/>
    <draw:stroke-dash draw:name="Dash_20_10" draw:display-name="Dash 10" draw:style="rect" draw:dots1="1" draw:dots1-length="0.016cm" draw:dots2="1" draw:dots2-length="0.016cm" draw:distance="0.016cm"/>
    <draw:stroke-dash draw:name="Dash_20_11" draw:display-name="Dash 11" draw:style="rect" draw:dots1="1" draw:dots1-length="0.016cm" draw:dots2="1" draw:dots2-length="0.016cm" draw:distance="0.016cm"/>
    <draw:stroke-dash draw:name="Dash_20_12" draw:display-name="Dash 12" draw:style="rect" draw:dots1="1" draw:dots1-length="0.016cm" draw:dots2="1" draw:dots2-length="0.016cm" draw:distance="0.016cm"/>
    <draw:stroke-dash draw:name="Dash_20_13" draw:display-name="Dash 13" draw:style="rect" draw:dots1="1" draw:dots1-length="0.016cm" draw:dots2="1" draw:dots2-length="0.016cm" draw:distance="0.016cm"/>
    <draw:stroke-dash draw:name="Dash_20_14" draw:display-name="Dash 14" draw:style="rect" draw:dots1="1" draw:dots1-length="0.016cm" draw:dots2="1" draw:dots2-length="0.016cm" draw:distance="0.016cm"/>
    <draw:stroke-dash draw:name="Dash_20_2" draw:display-name="Dash 2" draw:style="rect" draw:dots1="1" draw:dots1-length="0.016cm" draw:dots2="1" draw:dots2-length="0.016cm" draw:distance="0.016cm"/>
    <draw:stroke-dash draw:name="Dash_20_5" draw:display-name="Dash 5" draw:style="rect" draw:dots1="1" draw:dots1-length="0.009cm" draw:dots2="1" draw:dots2-length="0.009cm" draw:distance="0.009cm"/>
    <draw:stroke-dash draw:name="Dash_20_7" draw:display-name="Dash 7" draw:style="rect" draw:dots1="1" draw:dots1-length="0.016cm" draw:dots2="1" draw:dots2-length="0.016cm" draw:distance="0.016cm"/>
    <draw:stroke-dash draw:name="Dash_20_8" draw:display-name="Dash 8" draw:style="rect" draw:dots1="1" draw:dots1-length="0.009cm" draw:dots2="1" draw:dots2-length="0.009cm" draw:distance="0.009cm"/>
    <draw:stroke-dash draw:name="Dash_20_9" draw:display-name="Dash 9" draw:style="rect" draw:dots1="1" draw:dots1-length="0.016cm" draw:dots2="1" draw:dots2-length="0.016cm" draw:distance="0.016cm"/>
    <draw:stroke-dash draw:name="Fine_20_Dotted" draw:display-name="Fine Dotted" draw:style="rect" draw:dots1="1" draw:distance="0.25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2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2" fo:font-size="10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style:font-name="arial"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0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1"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5T20:08:07</dc:date>
    <meta:editing-cycles>84</meta:editing-cycles>
    <meta:editing-duration>P1DT5H4M34S</meta:editing-duration>
    <meta:user-defined meta:name="Info 1"/>
    <meta:user-defined meta:name="Info 2"/>
    <meta:user-defined meta:name="Info 3"/>
    <meta:user-defined meta:name="Info 4"/>
    <meta:document-statistic meta:table-count="1" meta:image-count="1" meta:object-count="0" meta:page-count="10" meta:paragraph-count="86" meta:word-count="1530" meta:character-count="10180"/>
  </office:meta>
</office:document-meta>
</file>